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image/gif" manifest:full-path="Pictures/100000000000003A000000560965965D.gif"/>
  <manifest:file-entry manifest:media-type="image/png" manifest:full-path="Pictures/10000201000000C80000002D6421CF5C.png"/>
  <manifest:file-entry manifest:media-type="image/png" manifest:full-path="Pictures/1000020000000030000000309298A6CF.png"/>
  <manifest:file-entry manifest:media-type="image/gif" manifest:full-path="Pictures/100000000000002000000020AA57B2D8.gif"/>
  <manifest:file-entry manifest:media-type="image/png" manifest:full-path="Pictures/100002010000003C0000003CA748D5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draw:fill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s" svg:x1="6.935cm" svg:y1="15.959cm" svg:x2="23.856cm" svg:y2="7.022cm" draw:start-shape="id1" draw:start-glue-point="0" draw:end-shape="id2" draw:end-glue-point="2" svg:d="m6935 15959v-502l16921-7934v-501">
          <text:p/>
        </draw:connector>
        <draw:custom-shape draw:style-name="gr2" draw:text-style-name="P1" draw:layer="layout" svg:width="12.899cm" svg:height="3.895cm" svg:x="14.041cm" svg:y="16.695cm">
          <text:p text:style-name="P1">NetCD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2.874cm" svg:height="3.907cm" svg:x="1cm" svg:y="16.683cm">
          <text:p text:style-name="P1">PostgreSQL / PostG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428cm" svg:height="3.907cm" svg:x="1.224cm" svg:y="8.584cm">
          <text:p text:style-name="P1">pyd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037cm" svg:height="3.907cm" svg:x="1cm" svg:y="1.028cm">
          <text:p text:style-name="P1">Excel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264cm" svg:height="3.907cm" svg:x="3.231cm" svg:y="1.001cm">
          <text:p text:style-name="P1">netcdf</text:p>
          <text:p text:style-name="P1">to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93cm" svg:height="3.907cm" svg:x="16.322cm" svg:y="1cm">
          <text:p text:style-name="P1">Google</text:p>
          <text:p text:style-name="P1">Ear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974cm" svg:height="3.907cm" svg:x="20.966cm" svg:y="1cm">
          <text:p text:style-name="P1">Quantum</text:p>
          <text:p text:style-name="P1">G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854cm" svg:height="3.907cm" svg:x="5.634cm" svg:y="1cm">
          <text:p text:style-name="P1">programming</text:p>
          <text:p text:style-name="P1">languages</text:p>
          <text:p text:style-name="P1">(R, python, C,</text:p>
          <text:p text:style-name="P1">java, ...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611cm" svg:height="3.907cm" svg:x="10.628cm" svg:y="1.086cm">
          <text:p text:style-name="P1">web</text:p>
          <text:p text:style-name="P1">applica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472cm" svg:height="2.183cm" svg:x="11.227cm" svg:y="17.603cm">
          <draw:image xlink:href="Pictures/100000000000003A000000560965965D.gif" xlink:type="simple" xlink:show="embed" xlink:actuate="onLoad">
            <text:p/>
          </draw:image>
        </draw:frame>
        <draw:frame draw:style-name="gr3" draw:text-style-name="P1" draw:layer="layout" svg:width="2.116cm" svg:height="2.116cm" svg:x="24.335cm" svg:y="2.659cm">
          <draw:image xlink:href="Pictures/100002010000003C0000003CA748D591.png" xlink:type="simple" xlink:show="embed" xlink:actuate="onLoad">
            <text:p/>
          </draw:image>
        </draw:frame>
        <draw:frame draw:style-name="gr3" draw:text-style-name="P1" draw:layer="layout" svg:width="1.218cm" svg:height="1.218cm" svg:x="18.003cm" svg:y="3.473cm">
          <draw:image xlink:href="Pictures/1000020000000030000000309298A6CF.png" xlink:type="simple" xlink:show="embed" xlink:actuate="onLoad">
            <text:p/>
          </draw:image>
        </draw:frame>
        <draw:g>
          <draw:custom-shape draw:style-name="gr4" draw:text-style-name="P1" draw:layer="layout" svg:width="11.703cm" svg:height="3.907cm" svg:x="15.237cm" svg:y="8.58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5.079cm" svg:height="1.142cm" svg:x="18.351cm" svg:y="9.923cm">
            <draw:image xlink:href="Pictures/10000201000000C80000002D6421CF5C.png" xlink:type="simple" xlink:show="embed" xlink:actuate="onLoad">
              <text:p/>
            </draw:image>
          </draw:frame>
        </draw:g>
        <draw:frame draw:style-name="gr3" draw:text-style-name="P1" draw:layer="layout" svg:width="1.801cm" svg:height="1.773cm" svg:x="1.729cm" svg:y="17.718cm">
          <draw:image xlink:href="Pictures/100000000000002000000020AA57B2D8.gif" xlink:type="simple" xlink:show="embed" xlink:actuate="onLoad">
            <text:p/>
          </draw:image>
        </draw:frame>
        <draw:custom-shape draw:style-name="gr2" draw:text-style-name="P1" draw:layer="layout" svg:width="3.91cm" svg:height="3.907cm" svg:x="11.13cm" svg:y="8.585cm">
          <text:p text:style-name="P1">ncW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079cm" svg:height="3.907cm" svg:x="4.88cm" svg:y="8.614cm">
          <text:p text:style-name="P1">PCIC data portal</text:p>
          <text:p text:style-name="P1">(custom cod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14cm" svg:height="1.513cm" svg:x="18.95cm" svg:y="7.677cm">
          <text:p text:style-name="P1">WMS/WFS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xml:id="id10" draw:id="id10" draw:layer="layout" svg:width="3.14cm" svg:height="1.513cm" svg:x="1.342cm" svg:y="7.706cm">
          <text:p text:style-name="P1">OPeNDAP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xml:id="id8" draw:id="id8" draw:layer="layout" svg:width="3.14cm" svg:height="1.513cm" svg:x="6.592cm" svg:y="7.85cm">
          <text:p text:style-name="P1">HTTP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xml:id="id3" draw:id="id3" draw:layer="layout" svg:width="3.14cm" svg:height="1.513cm" svg:x="18.891cm" svg:y="16.185cm">
          <text:p text:style-name="P1">disk read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xml:id="id1" draw:id="id1" draw:layer="layout" svg:width="3.14cm" svg:height="1.513cm" svg:x="5.365cm" svg:y="15.959cm">
          <text:p text:style-name="P1">SQL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xml:id="id7" draw:id="id7">
          <draw:custom-shape draw:style-name="gr5" draw:text-style-name="P1" draw:layer="layout" svg:width="2.141cm" svg:height="2.169cm" svg:x="19.548cm" svg:y="11.959cm">
            <text:p/>
            <draw:enhanced-geometry svg:viewBox="0 0 787 799" draw:type="non-primitive" draw:enhanced-path="M 439 12 L 535 102 391 246 252 108 349 12 0 0 12 348 108 258 282 433 282 799 511 799 511 427 685 252 781 348 787 0 439 12 Z N"/>
          </draw:custom-shape>
          <draw:frame draw:style-name="gr6" draw:layer="layout" svg:width="1.971cm" svg:height="1.821cm" svg:x="18.777cm" svg:y="11.051cm">
            <draw:text-box>
              <text:p text:style-name="P1">Disk read</text:p>
            </draw:text-box>
          </draw:frame>
          <draw:frame draw:style-name="gr6" draw:layer="layout" svg:width="1.772cm" svg:height="0.961cm" svg:x="20.861cm" svg:y="11.905cm">
            <draw:text-box>
              <text:p text:style-name="P1">SQL</text:p>
            </draw:text-box>
          </draw:frame>
        </draw:g>
        <draw:g xml:id="id2" draw:id="id2">
          <draw:custom-shape draw:style-name="gr5" draw:text-style-name="P1" draw:layer="layout" svg:width="2.141cm" svg:height="2.169cm" svg:x="22.914cm" svg:y="4.853cm">
            <text:p/>
            <draw:enhanced-geometry svg:viewBox="0 0 787 799" draw:type="non-primitive" draw:enhanced-path="M 439 12 L 535 102 391 246 252 108 349 12 0 0 12 348 108 258 282 433 282 799 511 799 511 427 685 252 781 348 787 0 439 12 Z N"/>
          </draw:custom-shape>
          <draw:frame draw:style-name="gr6" draw:layer="layout" svg:width="2.315cm" svg:height="1.505cm" svg:x="21.714cm" svg:y="4.516cm">
            <draw:text-box>
              <text:p text:style-name="P1">WMS/</text:p>
              <text:p text:style-name="P1">WFS</text:p>
              <text:p text:style-name="P1"/>
            </draw:text-box>
          </draw:frame>
          <draw:frame draw:style-name="gr6" draw:layer="layout" svg:width="1.772cm" svg:height="0.961cm" svg:x="24.227cm" svg:y="4.799cm">
            <draw:text-box>
              <text:p text:style-name="P1">SQL</text:p>
            </draw:text-box>
          </draw:frame>
        </draw:g>
        <draw:custom-shape draw:style-name="gr2" draw:text-style-name="P1" xml:id="id6" draw:id="id6" draw:layer="layout" svg:width="3.282cm" svg:height="1.456cm" svg:x="11.529cm" svg:y="11.9cm">
          <text:p text:style-name="P1">disk read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xml:id="id5" draw:id="id5">
          <draw:custom-shape draw:style-name="gr5" draw:text-style-name="P1" draw:layer="layout" svg:width="2.141cm" svg:height="2.169cm" svg:x="6.818cm" svg:y="11.989cm">
            <text:p/>
            <draw:enhanced-geometry svg:viewBox="0 0 787 799" draw:type="non-primitive" draw:enhanced-path="M 439 12 L 535 102 391 246 252 108 349 12 0 0 12 348 108 258 282 433 282 799 511 799 511 427 685 252 781 348 787 0 439 12 Z N"/>
          </draw:custom-shape>
          <draw:frame draw:style-name="gr6" draw:layer="layout" svg:width="1.971cm" svg:height="1.821cm" svg:x="6.047cm" svg:y="11.081cm">
            <draw:text-box>
              <text:p text:style-name="P1">Disk read</text:p>
            </draw:text-box>
          </draw:frame>
          <draw:frame draw:style-name="gr6" draw:layer="layout" svg:width="1.772cm" svg:height="0.961cm" svg:x="8.131cm" svg:y="11.935cm">
            <draw:text-box>
              <text:p text:style-name="P1">SQL</text:p>
            </draw:text-box>
          </draw:frame>
        </draw:g>
        <draw:g xml:id="id4" draw:id="id4">
          <draw:custom-shape draw:style-name="gr5" draw:text-style-name="P1" draw:layer="layout" svg:width="2.141cm" svg:height="2.169cm" svg:x="1.771cm" svg:y="11.904cm">
            <text:p/>
            <draw:enhanced-geometry svg:viewBox="0 0 787 799" draw:type="non-primitive" draw:enhanced-path="M 439 12 L 535 102 391 246 252 108 349 12 0 0 12 348 108 258 282 433 282 799 511 799 511 427 685 252 781 348 787 0 439 12 Z N"/>
          </draw:custom-shape>
          <draw:frame draw:style-name="gr6" draw:layer="layout" svg:width="1.971cm" svg:height="1.821cm" svg:x="1cm" svg:y="10.996cm">
            <draw:text-box>
              <text:p text:style-name="P1">Disk read</text:p>
            </draw:text-box>
          </draw:frame>
          <draw:frame draw:style-name="gr6" draw:layer="layout" svg:width="1.772cm" svg:height="0.961cm" svg:x="3.084cm" svg:y="11.85cm">
            <draw:text-box>
              <text:p text:style-name="P1">SQL</text:p>
            </draw:text-box>
          </draw:frame>
        </draw:g>
        <draw:g xml:id="id9" draw:id="id9">
          <draw:custom-shape draw:style-name="gr5" draw:text-style-name="P1" draw:layer="layout" svg:width="2.141cm" svg:height="2.169cm" svg:x="12.185cm" svg:y="4.738cm">
            <text:p/>
            <draw:enhanced-geometry svg:viewBox="0 0 787 799" draw:type="non-primitive" draw:enhanced-path="M 439 12 L 535 102 391 246 252 108 349 12 0 0 12 348 108 258 282 433 282 799 511 799 511 427 685 252 781 348 787 0 439 12 Z N"/>
          </draw:custom-shape>
          <draw:frame draw:style-name="gr6" draw:layer="layout" svg:width="2.315cm" svg:height="1.505cm" svg:x="10.985cm" svg:y="4.401cm">
            <draw:text-box>
              <text:p text:style-name="P1">WMS/</text:p>
              <text:p text:style-name="P1">WFS</text:p>
              <text:p text:style-name="P1"/>
            </draw:text-box>
          </draw:frame>
          <draw:frame draw:style-name="gr6" draw:layer="layout" svg:width="2.341cm" svg:height="0.88cm" svg:x="13.284cm" svg:y="4.741cm">
            <draw:text-box>
              <text:p text:style-name="P1">HTTP</text:p>
            </draw:text-box>
          </draw:frame>
        </draw:g>
        <draw:custom-shape draw:style-name="gr2" draw:text-style-name="P1" draw:layer="layout" svg:width="3.282cm" svg:height="1.456cm" svg:x="16.867cm" svg:y="4.851cm">
          <text:p text:style-name="P1">WMS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3.14cm" svg:height="1.513cm" svg:x="11.557cm" svg:y="7.849cm">
          <text:p text:style-name="P1">WMS/WFS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xml:id="id11" draw:id="id11" draw:layer="layout" svg:width="3.282cm" svg:height="1.456cm" svg:x="6.136cm" svg:y="4.623cm">
          <text:p text:style-name="P1">OpeNDAP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" draw:text-style-name="P1" draw:layer="layout" draw:type="lines" svg:x1="20.461cm" svg:y1="16.185cm" svg:x2="2.928cm" svg:y2="14.073cm" draw:start-shape="id3" draw:start-glue-point="0" draw:end-shape="id4" draw:end-glue-point="2" svg:d="m20461 16185v-502l-17533-1109v-501">
          <text:p/>
        </draw:connector>
        <draw:connector draw:style-name="gr1" draw:text-style-name="P1" draw:layer="layout" draw:type="lines" svg:x1="20.461cm" svg:y1="16.185cm" svg:x2="7.975cm" svg:y2="14.158cm" draw:start-shape="id3" draw:start-glue-point="0" draw:end-shape="id5" draw:end-glue-point="2" svg:d="m20461 16185v-502l-12486-1024v-501">
          <text:p/>
        </draw:connector>
        <draw:connector draw:style-name="gr1" draw:text-style-name="P1" draw:layer="layout" draw:type="lines" svg:x1="20.461cm" svg:y1="16.185cm" svg:x2="13.17cm" svg:y2="13.356cm" draw:start-shape="id3" draw:start-glue-point="0" draw:end-shape="id6" draw:end-glue-point="2" svg:d="m20461 16185v-502l-7291-1825v-502">
          <text:p/>
        </draw:connector>
        <draw:connector draw:style-name="gr1" draw:text-style-name="P1" draw:layer="layout" draw:type="lines" svg:x1="20.461cm" svg:y1="16.185cm" svg:x2="20.705cm" svg:y2="14.128cm" draw:start-shape="id3" draw:start-glue-point="0" draw:end-shape="id7" draw:end-glue-point="2" svg:d="m20461 16185v-502l244-1054v-501">
          <text:p/>
        </draw:connector>
        <draw:connector draw:style-name="gr1" draw:text-style-name="P1" draw:layer="layout" draw:type="lines" svg:x1="6.935cm" svg:y1="15.959cm" svg:x2="7.975cm" svg:y2="14.158cm" draw:start-shape="id1" draw:start-glue-point="0" draw:end-shape="id5" draw:end-glue-point="2" svg:d="m6935 15959v-502l1040-798v-501">
          <text:p/>
        </draw:connector>
        <draw:connector draw:style-name="gr1" draw:text-style-name="P1" draw:layer="layout" draw:type="lines" svg:x1="6.935cm" svg:y1="15.959cm" svg:x2="2.928cm" svg:y2="14.073cm" draw:start-shape="id1" draw:start-glue-point="0" draw:end-shape="id4" draw:end-glue-point="2" svg:d="m6935 15959v-502l-4007-883v-501">
          <text:p/>
        </draw:connector>
        <draw:connector draw:style-name="gr1" draw:text-style-name="P1" draw:layer="layout" draw:type="lines" svg:x1="8.162cm" svg:y1="7.85cm" svg:x2="13.305cm" svg:y2="6.907cm" draw:start-shape="id8" draw:start-glue-point="0" draw:end-shape="id9" draw:end-glue-point="2" svg:d="m8162 7850v-502l5143 60v-501">
          <text:p/>
        </draw:connector>
        <draw:connector draw:style-name="gr1" draw:text-style-name="P1" draw:layer="layout" draw:type="lines" svg:x1="2.912cm" svg:y1="7.706cm" svg:x2="7.777cm" svg:y2="6.079cm" draw:start-shape="id10" draw:start-glue-point="0" draw:end-shape="id11" draw:end-glue-point="2" svg:d="m2912 7706v-502l4865-623v-5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draw:textarea-horizontal-align="center" draw:textarea-vertical-align="bottom" draw:auto-grow-height="false" fo:padding-top="0.125cm" fo:padding-bottom="0.125cm" fo:padding-left="0.25cm" fo:padding-right="0.25cm" draw:shadow="hidden" draw:shadow-offset-x="0.305cm" draw:shadow-offset-y="0.305cm" draw:shadow-color="#808080" draw:measure-align="inside" draw:measure-vertical-align="below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embossed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ames Hiebert</meta:initial-creator>
    <meta:creation-date>2011-09-27T09:28:05</meta:creation-date>
    <dc:date>2012-10-09T07:50:18</dc:date>
    <dc:creator>James Hiebert</dc:creator>
    <meta:editing-duration>PT5H19M36S</meta:editing-duration>
    <meta:editing-cycles>11</meta:editing-cycles>
    <meta:generator>LibreOffice/3.3$Unix LibreOffice_project/330m19$Build-401</meta:generator>
    <meta:document-statistic meta:object-count="56"/>
  </office:meta>
</office:document-meta>
</file>